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46CA0C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idux-title">
      <style:graphic-properties fo:min-height="3.256cm"/>
    </style:style>
    <style:style style:name="pr2" style:family="presentation" style:parent-style-name="sidux-subtitle">
      <style:graphic-properties draw:fill-color="#ffffff" draw:auto-grow-height="true" fo:min-height="13.86cm"/>
    </style:style>
    <style:style style:name="pr3" style:family="presentation" style:parent-style-name="sidux-notes">
      <style:graphic-properties draw:fill-color="#ffffff" draw:auto-grow-height="true" fo:min-height="13.365cm"/>
    </style:style>
    <style:style style:name="pr4" style:family="presentation" style:parent-style-name="sidux-title">
      <style:graphic-properties draw:auto-grow-height="true" fo:min-height="3.507cm"/>
    </style:style>
    <style:style style:name="pr5" style:family="presentation" style:parent-style-name="sidux-outline1">
      <style:graphic-properties fo:min-height="13.609cm"/>
    </style:style>
    <style:style style:name="pr6" style:family="presentation" style:parent-style-name="sidux-notes">
      <style:graphic-properties draw:fill-color="#ffffff" fo:min-height="13.114cm"/>
    </style:style>
    <style:style style:name="pr7" style:family="presentation" style:parent-style-name="sidux-outline1" style:list-style-name="L3">
      <style:graphic-properties fo:min-height="13.609cm"/>
    </style:style>
    <style:style style:name="pr8" style:family="presentation" style:parent-style-name="sidux-outline1" style:list-style-name="L3">
      <style:graphic-properties fo:min-height="13.609cm"/>
    </style:style>
    <style:style style:name="pr9" style:family="presentation" style:parent-style-name="sidux-outline1" style:list-style-name="L3">
      <style:graphic-properties fo:min-height="13.609cm"/>
    </style:style>
    <style:style style:name="pr10" style:family="presentation" style:parent-style-name="sidux-outline1" style:list-style-name="L3">
      <style:graphic-properties fo:min-height="13.609cm"/>
    </style:style>
    <style:style style:name="pr11" style:family="presentation" style:parent-style-name="sidux-outline1" style:list-style-name="L3">
      <style:graphic-properties fo:min-height="13.609cm"/>
    </style:style>
    <style:style style:name="pr12" style:family="presentation" style:parent-style-name="sidux-outline1" style:list-style-name="L3">
      <style:graphic-properties fo:min-height="13.609cm"/>
    </style:style>
    <style:style style:name="pr13" style:family="presentation" style:parent-style-name="sidux-subtitle">
      <style:graphic-properties draw:fill-color="#ffffff" fo:min-height="13.609cm"/>
    </style:style>
    <style:style style:name="P1" style:family="paragraph">
      <style:text-properties fo:font-family="Dustismo" style:font-pitch="variable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start"/>
      <style:text-properties fo:color="#ffffff"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dux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1">Willkommen zur SIGINT 2010</text:span></text:p>
            <text:p text:style-name="P2"><text:span text:style-name="T1"/></text:p>
            <text:p text:style-name="P2"><text:span text:style-name="T1">und zur Vorstellung von</text:span></text:p>
            <text:p text:style-name="P2"><text:span text:style-name="T1"/></text:p>
            <text:p text:style-name="P2"><text:span text:style-name="T2">sidux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idux" presentation:presentation-page-layout-name="AL2T1">
        <draw:frame presentation:style-name="pr4" draw:text-style-name="P4" draw:layer="layout" svg:width="25.199cm" svg:height="3.507cm" svg:x="1.4cm" svg:y="0.837cm" presentation:class="title" presentation:user-transformed="true">
          <draw:text-box>
            <text:p text:style-name="P3">sidux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text:style-name="P5"><text:span text:style-name="T3">ist eine stabile, auf Debians unstable-Zweig (sid) </text:span><text:span text:style-name="T3"><text:line-break/></text:span><text:span text:style-name="T3">basierte Linux-Distribution</text:span></text:p>
              </text:list-item>
              <text:list-item>
                <text:p text:style-name="P5"><text:span text:style-name="T3">ist als "Rolling Release" durch regelmäßige Updates (dist-upgrade) über das Internet (ggf. tages-)aktuell</text:span></text:p>
              </text:list-item>
              <text:list-item>
                <text:p text:style-name="P5"><text:span text:style-name="T3">installiert Pakete direkt aus Debians sid-Repository </text:span><text:span text:style-name="T3"><text:line-break/></text:span><text:span text:style-name="T3">(kein Forken der Pakete)</text:span></text:p>
              </text:list-item>
              <text:list-item>
                <text:p text:style-name="P5"><text:span text:style-name="T3">macht neue Releases ohne Neuinstallation verfügb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dux" presentation:presentation-page-layout-name="AL2T1">
        <draw:frame presentation:style-name="pr4" draw:layer="layout" svg:width="25.199cm" svg:height="3.507cm" svg:x="1.4cm" svg:y="0.837cm" presentation:class="title">
          <draw:text-box>
            <text:p>Besonderheiten von sidux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igenes Repository für sidux-Kernel, -Applikationen, Fixes und </text:span><text:span text:style-name="T3"><text:line-break/></text:span><text:span text:style-name="T3">sidux-Artwork.</text:span></text:p>
              </text:list-item>
              <text:list-item>
                <text:p text:style-name="P5"><text:span text:style-name="T3">sidux bietet durch hochaktuelle Kernel bestmögliche Hardwareunterstützung und Sicherheit im Rahmen freier Software</text:span></text:p>
              </text:list-item>
              <text:list-item>
                <text:p text:style-name="P5"><text:span text:style-name="T3">kurzfristige Bereitstellung gefixter Paketversionen, falls durch eine Versionsinkompatibilität im sid-Zweig die Arbeit mit dem System behindert werden würde</text:span></text:p>
              </text:list-item>
              <text:list-item>
                <text:p text:style-name="P5"><text:span text:style-name="T3">sidux wird von einer aktiven Community und dem </text:span><text:span text:style-name="T4">sidux e.V.</text:span><text:span text:style-name="T3"> unterstütz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dux" presentation:presentation-page-layout-name="AL2T1">
        <draw:frame presentation:style-name="pr4" draw:layer="layout" svg:width="25.199cm" svg:height="3.507cm" svg:x="1.4cm" svg:y="0.837cm" presentation:class="title">
          <draw:text-box>
            <text:p>CD/DVD-Releases von sidux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5" draw:layer="layout" svg:width="25.199cm" svg:height="13.859cm" svg:x="1.4cm" svg:y="4.514cm" presentation:class="outline" presentation:user-transformed="true">
          <draw:text-box>
            <text:list text:style-name="L3">
              <text:list-item>
                <text:p text:style-name="P5"><text:span text:style-name="T3">werden 4 mal pro Jahr veröffentlicht</text:span></text:p>
              </text:list-item>
              <text:list-item>
                <text:p text:style-name="P5"><text:span text:style-name="T3">die sidux live CD/DVD-Systeme laufen ohne jegliche Beeinflussung des primär installierten Systems </text:span><text:span text:style-name="T3"><text:line-break/></text:span><text:span text:style-name="T3">→ perfekt für den 1. Kontakt mit sidux/Linux</text:span></text:p>
              </text:list-item>
              <text:list-item>
                <text:p text:style-name="P5"><text:span text:style-name="T3">sind in 2-10 Minuten sehr einfach lokal auf Festplatten oder (ausreichend große) USB-Sticks installierbar</text:span></text:p>
              </text:list-item>
              <text:list-item>
                <text:p text:style-name="P5"><text:span text:style-name="T3">lassen sich auch in virtuellen Systemen (z.B. Virtualbox, etc.) ebenso einfach betreiben und installieren</text:span><text:span text:style-name="T3"><text:line-break/></text:span><text:span text:style-name="T3">→ optimal für längere Tests mit sidux/Linux</text:span></text:p>
              </text:list-item>
              <text:list-item>
                <text:p text:style-name="P5"><text:span text:style-name="T3">unterstützen eine Installation mit einem grafischen Tool, das von den Voreinstellungen über die Festplattenpartitionierung, Installation und diverse Benutzereinstellungen auch sidux/Linux-Neulinge einfach durch die Installation füh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dux" presentation:presentation-page-layout-name="AL2T1">
        <draw:frame presentation:style-name="pr4" draw:layer="layout" svg:width="25.199cm" svg:height="3.507cm" svg:x="1.4cm" svg:y="0.837cm" presentation:class="title">
          <draw:text-box>
            <text:p>sidux Varianten und Installationen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Live-DVD 'KDE-Full', mit aktuellem KDE4 aus sid und vielen Anwendungsprogrammen</text:span></text:p>
              </text:list-item>
              <text:list-item>
                <text:p text:style-name="P5"><text:span text:style-name="T3">Live-CD 'KDE-Light', mit aktuellem KDE4 aus sid und einer reduzierten Anzahl an KDE-Anwendungen</text:span></text:p>
              </text:list-item>
              <text:list-item>
                <text:p text:style-name="P5"><text:span text:style-name="T3">Live-CD 'XFCE' mit Anwendungen für leistungsschwächere Rechner ohne KDE-Oberfläche, stattdessen mit XFCE</text:span></text:p>
              </text:list-item>
              <text:list-item>
                <text:p text:style-name="P5"><text:span text:style-name="T3">Alle drei Varianten sind für die 32- und 64-Bit-Architekturen der gängigen Prozessoren von INTEL und AMD verfügb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dux" presentation:presentation-page-layout-name="AL2T1">
        <draw:frame presentation:style-name="pr4" draw:layer="layout" svg:width="25.199cm" svg:height="3.507cm" svg:x="1.4cm" svg:y="0.837cm" presentation:class="title">
          <draw:text-box>
            <text:p>Hardware-Anforderungen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ür 32 Bit: CPU die den vollständigen i686 Befehlssatz unterstützt (quasi alle bekannten INTEL/AMD-Chips)</text:span></text:p>
              </text:list-item>
              <text:list-item>
                <text:p text:style-name="P5"><text:span text:style-name="T3">für 64 Bit: x86-64/ EM64T fähige CPU d.h. neuere INTEL/AMD-Prozessoren (für 64Bit)</text:span></text:p>
              </text:list-item>
              <text:list-item>
                <text:p text:style-name="P5"><text:span text:style-name="T3">mindestens 512 MByte (KDE) bzw. 256 MByte (XFCE) RAM, optimal ab 1 GByte</text:span></text:p>
              </text:list-item>
              <text:list-item>
                <text:p text:style-name="P5"><text:span text:style-name="T3">Standard VGA Grafikkarte</text:span></text:p>
              </text:list-item>
              <text:list-item>
                <text:p text:style-name="P5"><text:span text:style-name="T3">CD/DVD-Laufwerk bzw. freier USB-Port (wenn USB-Boot für den Rechner möglich)</text:span></text:p>
                <text:p text:style-name="P5"><text:span text:style-name="T3"/></text:p>
              </text:list-item>
            </text:list>
          </draw:text-box>
        </draw:frame>
        <draw:frame draw:style-name="gr3" draw:text-style-name="P6" draw:layer="layout" svg:width="25cm" svg:height="4.267cm" svg:x="1.6cm" svg:y="15.2cm">
          <draw:text-box>
            <text:p text:style-name="P6"><text:span text:style-name="T5">für die optionale Installation:</text:span></text:p>
            <text:p text:style-name="P6"><text:span text:style-name="T5"/></text:p>
            <text:p text:style-name="P6"><text:span text:style-name="T5">mindestens 3 GByte freien Speicherplatz (USB- Stick oder Festplatte), zum sinnvollen Arbeiten sollten mindestens 10 GB vorgesehen werden.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dux" presentation:presentation-page-layout-name="AL2T1">
        <draw:frame presentation:style-name="pr4" draw:layer="layout" svg:width="25.199cm" svg:height="3.507cm" svg:x="1.4cm" svg:y="0.837cm" presentation:class="title">
          <draw:text-box>
            <text:p>Hilfe zu sidux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 offiziellen sidux-Handbuch (aktuell bereits in 16 Sprachen!) unter</text:span></text:p>
                <text:p text:style-name="P5"><text:span text:style-name="T3">http://manual.sidux.com</text:span></text:p>
              </text:list-item>
              <text:list-item>
                <text:p text:style-name="P5"><text:span text:style-name="T3">mit einem IRC-Client im Chat irc.oftc.net im Channel #sidux</text:span></text:p>
              </text:list-item>
              <text:list-item>
                <text:p text:style-name="P5"><text:span text:style-name="T3">ohne IRC-Client über den Webchat, der unter http://sidux.com zu finden ist</text:span></text:p>
              </text:list-item>
              <text:list-item>
                <text:p text:style-name="P5"><text:span text:style-name="T3">im Supportforum auf der sidux Webseite unter http://sidux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dux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Aktivitäten der sidux-community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regelmäßige Anwendertreffen und/oder Stammtische, bei denen man</text:span></text:p>
                <text:p text:style-name="P5"><text:span text:style-name="T3">Gleichgesinnte in geselliger Atmosphäre treffen und kennenlernen kann</text:span></text:p>
              </text:list-item>
              <text:list-item>
                <text:p text:style-name="P5"><text:span text:style-name="T3">z.B. in München: jeden zweiten Samstag im Monat Anwendertreffen</text:span></text:p>
              </text:list-item>
              <text:list-item>
                <text:p text:style-name="P5"><text:span text:style-name="T3">z.B. in Aachen, Darmstadt und Hamburg:</text:span></text:p>
                <text:p text:style-name="P5"><text:span text:style-name="T3">Treffen und Wochenend-Workshops</text:span></text:p>
              </text:list-item>
              <text:list-item>
                <text:p text:style-name="P5"><text:span text:style-name="T3">demnächst auch bei Ihnen?</text:span></text:p>
              </text:list-item>
            </text:list>
          </draw:text-box>
        </draw:frame>
        <draw:frame draw:style-name="gr3" draw:text-style-name="P6" draw:layer="layout" svg:width="25cm" svg:height="5.841cm" svg:x="1.6cm" svg:y="13.801cm">
          <draw:text-box>
            <text:p text:style-name="P6"><text:span text:style-name="T6">Falls Sie auch in ihrer Stadt/Region Anwendertreffen oder Workshops</text:span></text:p>
            <text:p text:style-name="P6"><text:span text:style-name="T5">etablieren möchten, melden sie Sich bitte unter:</text:span></text:p>
            <text:p text:style-name="P6"><text:span text:style-name="T5">events@sidux-ev.de, im Chat irc.oftc.net im Channel #sidux-ev oder direkt hier am Stand.</text:span></text:p>
            <text:p text:style-name="P6"><text:span text:style-name="T5"/></text:p>
            <text:p text:style-name="P6"><text:span text:style-name="T5">Der </text:span><text:span text:style-name="T7">sidux e.V.</text:span><text:span text:style-name="T5"> unterstützt Sie gerne!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dux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dux e.V.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7" draw:layer="layout" svg:width="25.199cm" svg:height="13.889cm" svg:x="1.4cm" svg:y="4.899cm" presentation:class="subtitle" presentation:user-transformed="true">
          <draw:text-box>
            <text:p text:style-name="P7">Der sidux e.V. ist mit seinem Messestand unter anderem vertreten bei:</text:p>
            <text:p text:style-name="P7"/>
            <text:p text:style-name="P7">SIGINT Köln, LinuxTag Berlin, FrOSCon St. Augustin, FOSDEM Brüssel,</text:p>
            <text:p text:style-name="P7">Oldenburger LIT, Augsburger Linux-Infotag, Chemnitzer Linux-Tage, Software Freedom Day Hamburg, OpenRheinRuhr Bottrop</text:p>
            <text:p text:style-name="P7"/>
            <text:p text:style-name="P7">Den sidux e.V. erreichen Sie unter:</text:p>
            <text:p text:style-name="P7"/>
            <text:p text:style-name="P7">Homepage: http://sidux-ev.de</text:p>
            <text:p text:style-name="P7"/>
            <text:p text:style-name="P7">Mail: sidux-ev@sidux-ev.de</text:p>
            <text:p text:style-name="P7"/>
            <text:p text:style-name="P7">Wiki: http://wiki.sidux-ev.org</text:p>
            <text:p text:style-name="P7"/>
            <text:p text:style-name="P7">IRC: irc.oftc.net, <text:line-break/>channel: #sidux-ev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dux" presentation:presentation-page-layout-name="AL1T0">
        <draw:frame presentation:style-name="pr4" draw:layer="layout" svg:width="25.199cm" svg:height="3.507cm" svg:x="1.4cm" svg:y="0.837cm" presentation:class="title">
          <draw:text-box>
            <text:p>SIGINT 2010 Köln</text:p>
          </draw:text-box>
        </draw:frame>
        <draw:custom-shape draw:style-name="gr2" draw:text-style-name="P3" draw:layer="layout" svg:width="26cm" svg:height="15.5cm" svg:x="1cm" svg:y="4.3cm">
          <text:p/>
          <draw:enhanced-geometry svg:viewBox="0 0 21600 21600" draw:path-stretchpoint-x="10800" draw:path-stretchpoint-y="10800" draw:text-areas="?f3 ?f4 ?f5 ?f6" draw:type="round-rectangle" draw:modifiers="769.189084575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" draw:layer="layout" svg:width="25.199cm" svg:height="13.609cm" svg:x="1.4cm" svg:y="3.939cm" presentation:class="subtitle" presentation:user-transformed="true">
          <draw:text-box>
            <text:p text:style-name="P6">Viel Spaß mit sidux und eine interessante Zeit beim </text:p>
            <text:p text:style-name="P6">SIGINT 2010 in Köln</text:p>
            <text:p text:style-name="P6">wünschen Ihnen:</text:p>
            <text:p text:style-name="P6"/>
            <text:p text:style-name="P6">Aomori <text:s text:c="7"/>evnu</text:p>
            <text:p text:style-name="P6"/>
            <text:p text:style-name="P6">Loewenherz <text:s text:c="10"/>motti</text:p>
            <text:p text:style-name="P6"/>
            <text:p text:style-name="P6">RoEn <text:s text:c="5"/>vedawalter</text:p>
            <text:p text:style-name="P6"/>
            <text:p text:style-name="P6">Ihr sidux Team Köln</text:p>
            <text:p text:style-name="P6"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dux-background" style:family="presentation">
      <style:graphic-properties draw:stroke="none" draw:fill="none"/>
      <style:text-properties style:letter-kerning="true"/>
    </style:style>
    <style:style style:name="sidu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du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dux-outline1" style:family="presentation">
      <style:graphic-properties draw:stroke="none" draw:fill="none" draw:auto-grow-height="false" draw:fit-to-size="shrink-to-fit">
        <text:list-style style:name="sid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dux-outline2" style:family="presentation" style:parent-style-name="sidux-outline1">
      <style:paragraph-properties fo:margin-top="0cm" fo:margin-bottom="0.4cm"/>
      <style:text-properties fo:color="#ffffff" fo:font-size="28pt" style:font-size-asian="28pt" style:font-size-complex="28pt"/>
    </style:style>
    <style:style style:name="sidux-outline3" style:family="presentation" style:parent-style-name="sidux-outline2">
      <style:paragraph-properties fo:margin-top="0cm" fo:margin-bottom="0.3cm"/>
      <style:text-properties fo:color="#ffffff" fo:font-size="24pt" style:font-size-asian="24pt" style:font-size-complex="24pt"/>
    </style:style>
    <style:style style:name="sidux-outline4" style:family="presentation" style:parent-style-name="sidux-outline3">
      <style:paragraph-properties fo:margin-top="0cm" fo:margin-bottom="0.2cm"/>
      <style:text-properties fo:color="#ffffff" fo:font-size="20pt" style:font-size-asian="20pt" style:font-size-complex="20pt"/>
    </style:style>
    <style:style style:name="sidux-outline5" style:family="presentation" style:parent-style-name="sidux-outline4">
      <style:paragraph-properties fo:margin-top="0cm" fo:margin-bottom="0.1cm"/>
      <style:text-properties fo:color="#ffffff" fo:font-size="20pt" style:font-size-asian="20pt" style:font-size-complex="20pt"/>
    </style:style>
    <style:style style:name="sidux-outline6" style:family="presentation" style:parent-style-name="sidux-outline5">
      <style:paragraph-properties fo:margin-top="0cm" fo:margin-bottom="0.1cm"/>
      <style:text-properties fo:color="#ffffff" fo:font-size="20pt" style:font-size-asian="20pt" style:font-size-complex="20pt"/>
    </style:style>
    <style:style style:name="sidux-outline7" style:family="presentation" style:parent-style-name="sidux-outline6">
      <style:paragraph-properties fo:margin-top="0cm" fo:margin-bottom="0.1cm"/>
      <style:text-properties fo:color="#ffffff" fo:font-size="20pt" style:font-size-asian="20pt" style:font-size-complex="20pt"/>
    </style:style>
    <style:style style:name="sidux-outline8" style:family="presentation" style:parent-style-name="sidux-outline7">
      <style:paragraph-properties fo:margin-top="0cm" fo:margin-bottom="0.1cm"/>
      <style:text-properties fo:color="#ffffff" fo:font-size="20pt" style:font-size-asian="20pt" style:font-size-complex="20pt"/>
    </style:style>
    <style:style style:name="sidux-outline9" style:family="presentation" style:parent-style-name="sidux-outline8">
      <style:paragraph-properties fo:margin-top="0cm" fo:margin-bottom="0.1cm"/>
      <style:text-properties fo:color="#ffffff" fo:font-size="20pt" style:font-size-asian="20pt" style:font-size-complex="20pt"/>
    </style:style>
    <style:style style:name="sidux-subtitle" style:family="presentation">
      <style:graphic-properties draw:stroke="none" draw:fill="none" draw:textarea-vertical-align="middle">
        <text:list-style style:name="sid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dux-title" style:family="presentation">
      <style:graphic-properties draw:stroke="none" draw:fill="none" draw:textarea-vertical-align="middle">
        <text:list-style style:name="sid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dux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dux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dux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Arial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color="#ffffff" fo:font-family="Arial" style:font-family-generic="swiss" style:font-pitch="variable"/>
    </style:style>
    <style:style style:name="MT2" style:family="text">
      <style:text-properties fo:color="#ffffff" fo:font-family="Arial" style:font-family-generic="swiss" style:font-pitch="variable" style:font-family-asian="'Times New Roman'" style:font-style-name-asian="Normal" style:font-family-generic-asian="roman" style:font-family-complex="'Times New Roman'" style:font-style-name-complex="Normal" style:font-family-generic-complex="roman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dux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5000000040046CA0CF3.png" xlink:type="simple" xlink:show="embed" xlink:actuate="onLoad">
          <text:p/>
        </draw:image>
      </draw:frame>
      <draw:frame presentation:style-name="sidux-title" draw:layer="backgroundobjects" svg:width="25.199cm" svg:height="3.506cm" svg:x="1.4cm" svg:y="0.837cm" presentation:class="title" presentation:placeholder="true">
        <draw:text-box/>
      </draw:frame>
      <draw:frame presentation:style-name="sidux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579cm" svg:x="1.4cm" svg:y="20cm" presentation:class="date-time">
        <draw:text-box>
          <text:p text:style-name="MP4"><text:span text:style-name="MT1">SIGINT 2010, Köln [v0.6]</text:span></text:p>
        </draw:text-box>
      </draw:frame>
      <draw:frame presentation:style-name="Mpr1" draw:text-style-name="MP5" draw:layer="backgroundobjects" svg:width="8.875cm" svg:height="0.579cm" svg:x="9.563cm" svg:y="20cm" presentation:class="footer">
        <draw:text-box>
          <text:p text:style-name="MP5"><text:span text:style-name="MT2">© 2010 sidux.ev</text:span></text:p>
        </draw:text-box>
      </draw:frame>
      <draw:frame presentation:style-name="Mpr1" draw:text-style-name="MP2" draw:layer="backgroundobjects" svg:width="7.5cm" svg:height="0.5cm" svg:x="19.1cm" svg:y="20cm" presentation:class="page-number">
        <draw:text-box>
          <text:p text:style-name="MP2"><text:span text:style-name="MT1">Folie </text:span><text:span text:style-name="MT1"><text:page-number>&lt;Nummer&gt;</text:page-number></text:span><text:span text:style-name="MT1"> von </text:span><text:span text:style-name="MT1"><text:page-count>10</text:page-count></text:span></text:p>
        </draw:text-box>
      </draw:frame>
      <presentation:notes style:page-layout-name="PM0">
        <draw:page-thumbnail presentation:style-name="sidux-title" draw:layer="backgroundobjects" svg:width="14.848cm" svg:height="11.135cm" svg:x="3.075cm" svg:y="2.257cm" presentation:class="page"/>
        <draw:frame presentation:style-name="sidux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 Zimmermann</meta:initial-creator>
    <meta:creation-date>2010-04-14T14:49:43</meta:creation-date>
    <meta:editing-duration>PT01H20M19S</meta:editing-duration>
    <meta:editing-cycles>9</meta:editing-cycles>
    <dc:date>2010-04-14T18:10:33</dc:date>
    <dc:creator>Marc Zimmermann</dc:creator>
    <meta:generator>OpenOffice.org/3.2$Linux OpenOffice.org_project/320m12$Build-9483</meta:generator>
    <meta:document-statistic meta:object-count="73"/>
  </office:meta>
</office:document-meta>
</file>